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0pt" officeooo:rsid="0012ada2" officeooo:paragraph-rsid="0012ada2" style:font-size-asian="10pt" style:font-size-complex="10pt"/>
    </style:style>
    <style:style style:name="P2" style:family="paragraph" style:parent-style-name="Standard">
      <style:paragraph-properties fo:text-align="justify" style:justify-single-word="false"/>
      <style:text-properties fo:font-size="10pt" officeooo:rsid="0018daf4" officeooo:paragraph-rsid="0018daf4" style:font-size-asian="10pt" style:font-size-complex="10pt"/>
    </style:style>
    <style:style style:name="P3" style:family="paragraph" style:parent-style-name="Standard">
      <style:paragraph-properties fo:text-align="justify" style:justify-single-word="false"/>
      <style:text-properties fo:font-size="10pt" officeooo:rsid="001c585b" officeooo:paragraph-rsid="001c585b" style:font-size-asian="10pt" style:font-size-complex="10pt"/>
    </style:style>
    <style:style style:name="P4" style:family="paragraph" style:parent-style-name="Standard">
      <style:paragraph-properties fo:text-align="justify" style:justify-single-word="false"/>
      <style:text-properties fo:font-size="10pt" officeooo:rsid="001c585b" officeooo:paragraph-rsid="0042fd72" style:font-size-asian="10pt" style:font-size-complex="10pt"/>
    </style:style>
    <style:style style:name="P5" style:family="paragraph" style:parent-style-name="Standard">
      <style:paragraph-properties fo:text-align="justify" style:justify-single-word="false"/>
      <style:text-properties fo:font-size="10pt" officeooo:rsid="001c585b" officeooo:paragraph-rsid="00b80e75" style:font-size-asian="10pt" style:font-size-complex="10pt"/>
    </style:style>
    <style:style style:name="P6" style:family="paragraph" style:parent-style-name="Standard">
      <style:paragraph-properties fo:text-align="justify" style:justify-single-word="false"/>
      <style:text-properties fo:font-size="10pt" officeooo:rsid="001cd0d0" officeooo:paragraph-rsid="001cd0d0" style:font-size-asian="10pt" style:font-size-complex="10pt"/>
    </style:style>
    <style:style style:name="P7" style:family="paragraph" style:parent-style-name="Standard">
      <style:paragraph-properties fo:text-align="justify" style:justify-single-word="false"/>
      <style:text-properties fo:font-size="10pt" officeooo:rsid="001e364c" officeooo:paragraph-rsid="001e364c" style:font-size-asian="10pt" style:font-size-complex="10pt"/>
    </style:style>
    <style:style style:name="P8" style:family="paragraph" style:parent-style-name="Standard">
      <style:paragraph-properties fo:text-align="justify" style:justify-single-word="false"/>
      <style:text-properties fo:font-size="10pt" officeooo:rsid="001e364c" officeooo:paragraph-rsid="0026bddc" style:font-size-asian="10pt" style:font-size-complex="10pt"/>
    </style:style>
    <style:style style:name="P9" style:family="paragraph" style:parent-style-name="Standard">
      <style:paragraph-properties fo:text-align="justify" style:justify-single-word="false"/>
      <style:text-properties fo:font-size="10pt" officeooo:rsid="0023c226" officeooo:paragraph-rsid="0025f8d9" style:font-size-asian="10pt" style:font-size-complex="10pt"/>
    </style:style>
    <style:style style:name="P10" style:family="paragraph" style:parent-style-name="Standard">
      <style:paragraph-properties fo:text-align="justify" style:justify-single-word="false"/>
      <style:text-properties fo:font-size="10pt" officeooo:rsid="002ca4eb" officeooo:paragraph-rsid="002ca4eb" style:font-size-asian="10pt" style:font-size-complex="10pt"/>
    </style:style>
    <style:style style:name="P11" style:family="paragraph" style:parent-style-name="Standard">
      <style:paragraph-properties fo:text-align="justify" style:justify-single-word="false"/>
      <style:text-properties fo:font-size="10pt" officeooo:rsid="002d82c6" officeooo:paragraph-rsid="002d82c6" style:font-size-asian="10pt" style:font-size-complex="10pt"/>
    </style:style>
    <style:style style:name="P12" style:family="paragraph" style:parent-style-name="Standard">
      <style:paragraph-properties fo:text-align="justify" style:justify-single-word="false"/>
      <style:text-properties fo:font-size="10pt" officeooo:rsid="00351db8" officeooo:paragraph-rsid="00351db8" style:font-size-asian="10pt" style:font-size-complex="10pt"/>
    </style:style>
    <style:style style:name="P13" style:family="paragraph" style:parent-style-name="Standard">
      <style:paragraph-properties fo:text-align="justify" style:justify-single-word="false"/>
      <style:text-properties fo:font-size="10pt" officeooo:rsid="003b9c09" officeooo:paragraph-rsid="003b9c09" style:font-size-asian="10pt" style:font-size-complex="10pt"/>
    </style:style>
    <style:style style:name="P14" style:family="paragraph" style:parent-style-name="Standard">
      <style:paragraph-properties fo:text-align="justify" style:justify-single-word="false"/>
      <style:text-properties fo:font-size="10pt" officeooo:rsid="003eb278" officeooo:paragraph-rsid="003eb278" style:font-size-asian="10pt" style:font-size-complex="10pt"/>
    </style:style>
    <style:style style:name="P15" style:family="paragraph" style:parent-style-name="Standard">
      <style:paragraph-properties fo:text-align="justify" style:justify-single-word="false"/>
      <style:text-properties fo:font-size="10pt" officeooo:rsid="004113ea" officeooo:paragraph-rsid="004113ea" style:font-size-asian="10pt" style:font-size-complex="10pt"/>
    </style:style>
    <style:style style:name="P16" style:family="paragraph" style:parent-style-name="Standard">
      <style:paragraph-properties fo:text-align="justify" style:justify-single-word="false"/>
      <style:text-properties fo:font-size="10pt" officeooo:rsid="0041fbbf" officeooo:paragraph-rsid="0041fbbf" style:font-size-asian="10pt" style:font-size-complex="10pt"/>
    </style:style>
    <style:style style:name="P17" style:family="paragraph" style:parent-style-name="Standard">
      <style:paragraph-properties fo:text-align="justify" style:justify-single-word="false"/>
      <style:text-properties fo:font-size="10pt" officeooo:rsid="00440ce9" officeooo:paragraph-rsid="00440ce9" style:font-size-asian="10pt" style:font-size-complex="10pt"/>
    </style:style>
    <style:style style:name="P18" style:family="paragraph" style:parent-style-name="Standard">
      <style:paragraph-properties fo:text-align="justify" style:justify-single-word="false"/>
      <style:text-properties fo:font-size="10pt" officeooo:rsid="00440ce9" officeooo:paragraph-rsid="00472b1c" style:font-size-asian="10pt" style:font-size-complex="10pt"/>
    </style:style>
    <style:style style:name="P19" style:family="paragraph" style:parent-style-name="Standard">
      <style:paragraph-properties fo:text-align="justify" style:justify-single-word="false"/>
      <style:text-properties fo:font-size="10pt" officeooo:rsid="004d6a7c" officeooo:paragraph-rsid="004d6a7c" style:font-size-asian="10pt" style:font-size-complex="10pt"/>
    </style:style>
    <style:style style:name="P20" style:family="paragraph" style:parent-style-name="Standard">
      <style:paragraph-properties fo:text-align="justify" style:justify-single-word="false"/>
      <style:text-properties fo:font-size="10pt" officeooo:rsid="004e78fd" officeooo:paragraph-rsid="004e78fd" style:font-size-asian="10pt" style:font-size-complex="10pt"/>
    </style:style>
    <style:style style:name="P21" style:family="paragraph" style:parent-style-name="Standard">
      <style:paragraph-properties fo:text-align="justify" style:justify-single-word="false"/>
      <style:text-properties fo:font-size="10pt" officeooo:rsid="00513f8a" officeooo:paragraph-rsid="00513f8a" style:font-size-asian="10pt" style:font-size-complex="10pt"/>
    </style:style>
    <style:style style:name="P22" style:family="paragraph" style:parent-style-name="Standard">
      <style:paragraph-properties fo:text-align="justify" style:justify-single-word="false"/>
      <style:text-properties fo:font-size="10pt" officeooo:rsid="0051a681" officeooo:paragraph-rsid="0051a681" style:font-size-asian="10pt" style:font-size-complex="10pt"/>
    </style:style>
    <style:style style:name="P23" style:family="paragraph" style:parent-style-name="Standard">
      <style:paragraph-properties fo:text-align="justify" style:justify-single-word="false"/>
      <style:text-properties fo:font-size="10pt" officeooo:rsid="0055d96f" officeooo:paragraph-rsid="0055d96f" style:font-size-asian="10pt" style:font-size-complex="10pt"/>
    </style:style>
    <style:style style:name="P24" style:family="paragraph" style:parent-style-name="Standard">
      <style:paragraph-properties fo:text-align="justify" style:justify-single-word="false"/>
      <style:text-properties fo:font-size="10pt" officeooo:rsid="0056a998" officeooo:paragraph-rsid="0056a998" style:font-size-asian="10pt" style:font-size-complex="10pt"/>
    </style:style>
    <style:style style:name="P25" style:family="paragraph" style:parent-style-name="Standard">
      <style:paragraph-properties fo:text-align="justify" style:justify-single-word="false"/>
      <style:text-properties fo:font-size="10pt" officeooo:rsid="0056a998" officeooo:paragraph-rsid="00587b2c" style:font-size-asian="10pt" style:font-size-complex="10pt"/>
    </style:style>
    <style:style style:name="P26" style:family="paragraph" style:parent-style-name="Standard">
      <style:paragraph-properties fo:text-align="justify" style:justify-single-word="false"/>
      <style:text-properties fo:font-size="10pt" officeooo:rsid="00587b2c" officeooo:paragraph-rsid="005ee8e5" style:font-size-asian="10pt" style:font-size-complex="10pt"/>
    </style:style>
    <style:style style:name="P27" style:family="paragraph" style:parent-style-name="Standard">
      <style:paragraph-properties fo:text-align="justify" style:justify-single-word="false"/>
      <style:text-properties fo:font-size="10pt" officeooo:rsid="00587b2c" officeooo:paragraph-rsid="0064023f" style:font-size-asian="10pt" style:font-size-complex="10pt"/>
    </style:style>
    <style:style style:name="P28" style:family="paragraph" style:parent-style-name="Standard">
      <style:paragraph-properties fo:text-align="justify" style:justify-single-word="false"/>
      <style:text-properties fo:font-size="10pt" officeooo:rsid="00692c2b" officeooo:paragraph-rsid="00692c2b" style:font-size-asian="10pt" style:font-size-complex="10pt"/>
    </style:style>
    <style:style style:name="P29" style:family="paragraph" style:parent-style-name="Standard">
      <style:paragraph-properties fo:text-align="justify" style:justify-single-word="false"/>
      <style:text-properties fo:font-size="10pt" officeooo:rsid="006b171a" officeooo:paragraph-rsid="006c5430" style:font-size-asian="10pt" style:font-size-complex="10pt"/>
    </style:style>
    <style:style style:name="P30" style:family="paragraph" style:parent-style-name="Standard">
      <style:paragraph-properties fo:text-align="justify" style:justify-single-word="false"/>
      <style:text-properties fo:font-size="10pt" officeooo:rsid="0072bc5f" officeooo:paragraph-rsid="0072bc5f" style:font-size-asian="10pt" style:font-size-complex="10pt"/>
    </style:style>
    <style:style style:name="P31" style:family="paragraph" style:parent-style-name="Standard">
      <style:paragraph-properties fo:text-align="justify" style:justify-single-word="false"/>
      <style:text-properties fo:font-size="10pt" officeooo:rsid="007499d1" officeooo:paragraph-rsid="007499d1" style:font-size-asian="10pt" style:font-size-complex="10pt"/>
    </style:style>
    <style:style style:name="P32" style:family="paragraph" style:parent-style-name="Standard">
      <style:paragraph-properties fo:text-align="justify" style:justify-single-word="false"/>
      <style:text-properties fo:font-size="10pt" officeooo:rsid="00770869" officeooo:paragraph-rsid="00770869" style:font-size-asian="10pt" style:font-size-complex="10pt"/>
    </style:style>
    <style:style style:name="P33" style:family="paragraph" style:parent-style-name="Standard">
      <style:paragraph-properties fo:text-align="justify" style:justify-single-word="false"/>
      <style:text-properties fo:font-size="10pt" officeooo:rsid="007dc128" officeooo:paragraph-rsid="007dc128" style:font-size-asian="10pt" style:font-size-complex="10pt"/>
    </style:style>
    <style:style style:name="P34" style:family="paragraph" style:parent-style-name="Standard">
      <style:paragraph-properties fo:text-align="justify" style:justify-single-word="false"/>
      <style:text-properties fo:font-size="10pt" officeooo:rsid="00825fe0" officeooo:paragraph-rsid="00825fe0" style:font-size-asian="10pt" style:font-size-complex="10pt"/>
    </style:style>
    <style:style style:name="P35" style:family="paragraph" style:parent-style-name="Standard">
      <style:paragraph-properties fo:text-align="justify" style:justify-single-word="false"/>
      <style:text-properties fo:font-size="10pt" officeooo:rsid="0085283f" officeooo:paragraph-rsid="0085283f" style:font-size-asian="10pt" style:font-size-complex="10pt"/>
    </style:style>
    <style:style style:name="P36" style:family="paragraph" style:parent-style-name="Standard">
      <style:paragraph-properties fo:text-align="justify" style:justify-single-word="false"/>
      <style:text-properties fo:font-size="10pt" officeooo:rsid="0089c45c" officeooo:paragraph-rsid="0089c45c" style:font-size-asian="10pt" style:font-size-complex="10pt"/>
    </style:style>
    <style:style style:name="P37" style:family="paragraph" style:parent-style-name="Standard">
      <style:paragraph-properties fo:text-align="justify" style:justify-single-word="false"/>
      <style:text-properties fo:font-size="10pt" officeooo:rsid="008afe66" officeooo:paragraph-rsid="008afe66" style:font-size-asian="10pt" style:font-size-complex="10pt"/>
    </style:style>
    <style:style style:name="P38" style:family="paragraph" style:parent-style-name="Standard">
      <style:paragraph-properties fo:text-align="justify" style:justify-single-word="false"/>
      <style:text-properties fo:font-size="10pt" officeooo:rsid="008d3917" officeooo:paragraph-rsid="008d3917" style:font-size-asian="10pt" style:font-size-complex="10pt"/>
    </style:style>
    <style:style style:name="P39" style:family="paragraph" style:parent-style-name="Standard">
      <style:paragraph-properties fo:text-align="justify" style:justify-single-word="false"/>
      <style:text-properties fo:font-size="10pt" officeooo:rsid="008e4f97" officeooo:paragraph-rsid="008e4f97" style:font-size-asian="10pt" style:font-size-complex="10pt"/>
    </style:style>
    <style:style style:name="P40" style:family="paragraph" style:parent-style-name="Standard">
      <style:paragraph-properties fo:text-align="justify" style:justify-single-word="false"/>
      <style:text-properties fo:font-size="10pt" officeooo:rsid="00909a5b" officeooo:paragraph-rsid="00909a5b" style:font-size-asian="10pt" style:font-size-complex="10pt"/>
    </style:style>
    <style:style style:name="P41" style:family="paragraph" style:parent-style-name="Standard">
      <style:paragraph-properties fo:text-align="justify" style:justify-single-word="false"/>
      <style:text-properties fo:font-size="10pt" officeooo:rsid="00944975" officeooo:paragraph-rsid="00944975" style:font-size-asian="10pt" style:font-size-complex="10pt"/>
    </style:style>
    <style:style style:name="P42" style:family="paragraph" style:parent-style-name="Standard">
      <style:paragraph-properties fo:text-align="justify" style:justify-single-word="false"/>
      <style:text-properties fo:font-size="10pt" officeooo:rsid="00952c80" officeooo:paragraph-rsid="00955461" style:font-size-asian="10pt" style:font-size-complex="10pt"/>
    </style:style>
    <style:style style:name="P43" style:family="paragraph" style:parent-style-name="Standard">
      <style:paragraph-properties fo:text-align="justify" style:justify-single-word="false"/>
      <style:text-properties fo:font-size="10pt" officeooo:rsid="009715f8" officeooo:paragraph-rsid="009715f8" style:font-size-asian="10pt" style:font-size-complex="10pt"/>
    </style:style>
    <style:style style:name="P44" style:family="paragraph" style:parent-style-name="Standard">
      <style:paragraph-properties fo:text-align="justify" style:justify-single-word="false"/>
      <style:text-properties fo:font-size="10pt" officeooo:rsid="009b3605" officeooo:paragraph-rsid="009b3605" style:font-size-asian="10pt" style:font-size-complex="10pt"/>
    </style:style>
    <style:style style:name="P45" style:family="paragraph" style:parent-style-name="Standard">
      <style:paragraph-properties fo:text-align="justify" style:justify-single-word="false"/>
      <style:text-properties fo:font-size="10pt" officeooo:rsid="009e928b" officeooo:paragraph-rsid="009e928b" style:font-size-asian="10pt" style:font-size-complex="10pt"/>
    </style:style>
    <style:style style:name="P46" style:family="paragraph" style:parent-style-name="Standard">
      <style:paragraph-properties fo:text-align="justify" style:justify-single-word="false"/>
      <style:text-properties fo:font-size="10pt" officeooo:rsid="00a1f1f2" officeooo:paragraph-rsid="00a1f1f2" style:font-size-asian="10pt" style:font-size-complex="10pt"/>
    </style:style>
    <style:style style:name="P47" style:family="paragraph" style:parent-style-name="Standard">
      <style:paragraph-properties fo:text-align="justify" style:justify-single-word="false"/>
      <style:text-properties fo:font-size="10pt" officeooo:rsid="00a8f4cc" officeooo:paragraph-rsid="00ac8090" style:font-size-asian="10pt" style:font-size-complex="10pt"/>
    </style:style>
    <style:style style:name="P48" style:family="paragraph" style:parent-style-name="Standard">
      <style:paragraph-properties fo:text-align="justify" style:justify-single-word="false"/>
      <style:text-properties fo:font-size="10pt" officeooo:rsid="00b13ad3" officeooo:paragraph-rsid="00b13ad3" style:font-size-asian="10pt" style:font-size-complex="10pt"/>
    </style:style>
    <style:style style:name="P49" style:family="paragraph" style:parent-style-name="Standard">
      <style:paragraph-properties fo:text-align="justify" style:justify-single-word="false"/>
      <style:text-properties fo:font-size="10pt" officeooo:rsid="00b80e75" officeooo:paragraph-rsid="00b80e75" style:font-size-asian="10pt" style:font-size-complex="10pt"/>
    </style:style>
    <style:style style:name="P50" style:family="paragraph" style:parent-style-name="Standard">
      <style:paragraph-properties fo:text-align="justify" style:justify-single-word="false"/>
      <style:text-properties fo:font-size="10pt" style:font-size-asian="10pt" style:font-size-complex="10pt"/>
    </style:style>
    <style:style style:name="P51" style:family="paragraph" style:parent-style-name="Standard">
      <style:paragraph-properties fo:text-align="justify" style:justify-single-word="false"/>
      <style:text-properties fo:font-size="10pt" officeooo:rsid="00cb22ea" officeooo:paragraph-rsid="00cb22ea" style:font-size-asian="10pt" style:font-size-complex="10pt"/>
    </style:style>
    <style:style style:name="P52" style:family="paragraph" style:parent-style-name="Standard">
      <style:paragraph-properties fo:text-align="justify" style:justify-single-word="false"/>
      <style:text-properties fo:font-size="10pt" officeooo:rsid="00d10918" officeooo:paragraph-rsid="00d10918" style:font-size-asian="10pt" style:font-size-complex="10pt"/>
    </style:style>
    <style:style style:name="P53" style:family="paragraph" style:parent-style-name="Standard">
      <style:paragraph-properties fo:text-align="justify" style:justify-single-word="false"/>
      <style:text-properties officeooo:paragraph-rsid="00bf1358"/>
    </style:style>
    <style:style style:name="P54" style:family="paragraph" style:parent-style-name="Standard">
      <style:paragraph-properties fo:text-align="justify" style:justify-single-word="false"/>
      <style:text-properties officeooo:rsid="00c14db9" officeooo:paragraph-rsid="00c14db9"/>
    </style:style>
    <style:style style:name="P55" style:family="paragraph" style:parent-style-name="Standard">
      <style:paragraph-properties fo:text-align="justify" style:justify-single-word="false"/>
      <style:text-properties fo:font-size="10pt" officeooo:rsid="005ee8e5" officeooo:paragraph-rsid="006749ee" style:font-size-asian="10pt" style:font-size-complex="10pt"/>
    </style:style>
    <style:style style:name="P56" style:family="paragraph" style:parent-style-name="Standard">
      <style:paragraph-properties fo:text-align="justify" style:justify-single-word="false"/>
      <style:text-properties fo:font-size="10pt" officeooo:rsid="0064023f" officeooo:paragraph-rsid="0064023f" style:font-size-asian="10pt" style:font-size-complex="10pt"/>
    </style:style>
    <style:style style:name="P57" style:family="paragraph" style:parent-style-name="Standard">
      <style:paragraph-properties fo:text-align="justify" style:justify-single-word="false"/>
      <style:text-properties fo:font-size="10pt" officeooo:rsid="00ac8090" officeooo:paragraph-rsid="00ac8090" style:font-size-asian="10pt" style:font-size-complex="10pt"/>
    </style:style>
    <style:style style:name="P58" style:family="paragraph" style:parent-style-name="Standard">
      <style:paragraph-properties fo:text-align="justify" style:justify-single-word="false"/>
      <style:text-properties fo:font-size="10pt" officeooo:rsid="00c14db9" officeooo:paragraph-rsid="00c14db9" style:font-size-asian="10pt" style:font-size-complex="10pt"/>
    </style:style>
    <style:style style:name="P59" style:family="paragraph" style:parent-style-name="Standard">
      <style:paragraph-properties fo:text-align="justify" style:justify-single-word="false"/>
      <style:text-properties fo:font-size="10pt" officeooo:rsid="00c2ead5" officeooo:paragraph-rsid="00c2ead5" style:font-size-asian="10pt" style:font-size-complex="10pt"/>
    </style:style>
    <style:style style:name="P60" style:family="paragraph" style:parent-style-name="Standard">
      <style:paragraph-properties fo:text-align="justify" style:justify-single-word="false"/>
      <style:text-properties fo:font-size="10pt" officeooo:rsid="00178877" officeooo:paragraph-rsid="00d48e52" style:font-size-asian="10pt" style:font-size-complex="10pt"/>
    </style:style>
    <style:style style:name="P61" style:family="paragraph" style:parent-style-name="Standard">
      <style:paragraph-properties fo:text-align="justify" style:justify-single-word="false"/>
      <style:text-properties fo:font-size="10pt" officeooo:rsid="0018daf4" officeooo:paragraph-rsid="00178877" style:font-size-asian="10pt" style:font-size-complex="10pt"/>
    </style:style>
    <style:style style:name="P62" style:family="paragraph" style:parent-style-name="Standard">
      <style:paragraph-properties fo:text-align="justify" style:justify-single-word="false"/>
      <style:text-properties fo:font-size="10pt" officeooo:rsid="00d67098" officeooo:paragraph-rsid="00d67098" style:font-size-asian="10pt" style:font-size-complex="10pt"/>
    </style:style>
    <style:style style:name="P63" style:family="paragraph" style:parent-style-name="Standard">
      <style:paragraph-properties fo:text-align="justify" style:justify-single-word="false"/>
      <style:text-properties fo:font-size="10pt" officeooo:rsid="00440ce9" officeooo:paragraph-rsid="00472b1c" style:font-size-asian="10pt" style:font-size-complex="10pt"/>
    </style:style>
    <style:style style:name="P64" style:family="paragraph" style:parent-style-name="Standard">
      <style:paragraph-properties fo:text-align="justify" style:justify-single-word="false"/>
      <style:text-properties fo:font-size="10pt" officeooo:rsid="0072bc5f" officeooo:paragraph-rsid="0072bc5f" style:font-size-asian="10pt" style:font-size-complex="10pt"/>
    </style:style>
    <style:style style:name="P65" style:family="paragraph" style:parent-style-name="Standard">
      <style:paragraph-properties fo:text-align="justify" style:justify-single-word="false"/>
      <style:text-properties fo:font-size="10pt" officeooo:rsid="007499d1" officeooo:paragraph-rsid="007499d1" style:font-size-asian="10pt" style:font-size-complex="10pt"/>
    </style:style>
    <style:style style:name="P66" style:family="paragraph" style:parent-style-name="Standard">
      <style:paragraph-properties fo:text-align="justify" style:justify-single-word="false"/>
      <style:text-properties fo:font-size="10pt" officeooo:rsid="007dc128" officeooo:paragraph-rsid="007dc128" style:font-size-asian="10pt" style:font-size-complex="10pt"/>
    </style:style>
    <style:style style:name="P67" style:family="paragraph" style:parent-style-name="Standard">
      <style:paragraph-properties fo:text-align="justify" style:justify-single-word="false"/>
      <style:text-properties fo:font-size="10pt" officeooo:rsid="00825fe0" officeooo:paragraph-rsid="00fd55a2" style:font-size-asian="10pt" style:font-size-complex="10pt"/>
    </style:style>
    <style:style style:name="P68" style:family="paragraph" style:parent-style-name="Standard">
      <style:paragraph-properties fo:text-align="justify" style:justify-single-word="false"/>
      <style:text-properties fo:font-size="10pt" officeooo:rsid="00825fe0" officeooo:paragraph-rsid="00825fe0" style:font-size-asian="10pt" style:font-size-complex="10pt"/>
    </style:style>
    <style:style style:name="P69" style:family="paragraph" style:parent-style-name="Standard">
      <style:paragraph-properties fo:text-align="justify" style:justify-single-word="false"/>
      <style:text-properties fo:font-size="10pt" officeooo:rsid="008afe66" officeooo:paragraph-rsid="0102c9c5" style:font-size-asian="10pt" style:font-size-complex="10pt"/>
    </style:style>
    <style:style style:name="P70" style:family="paragraph" style:parent-style-name="Standard">
      <style:paragraph-properties fo:text-align="justify" style:justify-single-word="false"/>
      <style:text-properties fo:font-size="10pt" officeooo:paragraph-rsid="00f9cd48"/>
    </style:style>
    <style:style style:name="P71" style:family="paragraph" style:parent-style-name="Heading_20_1">
      <style:text-properties style:text-underline-style="solid" style:text-underline-width="auto" style:text-underline-color="font-color"/>
    </style:style>
    <style:style style:name="P72" style:family="paragraph" style:parent-style-name="Heading_20_1">
      <style:text-properties style:text-underline-style="solid" style:text-underline-width="auto" style:text-underline-color="font-color" fo:font-weight="bold" style:font-weight-asian="bold" style:font-weight-complex="bold"/>
    </style:style>
    <style:style style:name="T1" style:family="text">
      <style:text-properties officeooo:rsid="001a7390"/>
    </style:style>
    <style:style style:name="T2" style:family="text">
      <style:text-properties officeooo:rsid="001e364c"/>
    </style:style>
    <style:style style:name="T3" style:family="text">
      <style:text-properties officeooo:rsid="0021ae74"/>
    </style:style>
    <style:style style:name="T4" style:family="text">
      <style:text-properties officeooo:rsid="002514de"/>
    </style:style>
    <style:style style:name="T5" style:family="text">
      <style:text-properties officeooo:rsid="0025f8d9"/>
    </style:style>
    <style:style style:name="T6" style:family="text">
      <style:text-properties officeooo:rsid="0026bddc"/>
    </style:style>
    <style:style style:name="T7" style:family="text">
      <style:text-properties officeooo:rsid="0027eee6"/>
    </style:style>
    <style:style style:name="T8" style:family="text">
      <style:text-properties officeooo:rsid="002a8576"/>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cd0d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d1e2c5"/>
    </style:style>
    <style:style style:name="T13" style:family="text">
      <style:text-properties officeooo:rsid="002ce609"/>
    </style:style>
    <style:style style:name="T14" style:family="text">
      <style:text-properties officeooo:rsid="002db01e"/>
    </style:style>
    <style:style style:name="T15" style:family="text">
      <style:text-properties officeooo:rsid="002ffb77"/>
    </style:style>
    <style:style style:name="T16" style:family="text">
      <style:text-properties officeooo:rsid="0031c871"/>
    </style:style>
    <style:style style:name="T17" style:family="text">
      <style:text-properties officeooo:rsid="00331672"/>
    </style:style>
    <style:style style:name="T18" style:family="text">
      <style:text-properties officeooo:rsid="0034e286"/>
    </style:style>
    <style:style style:name="T19" style:family="text">
      <style:text-properties officeooo:rsid="003711a1"/>
    </style:style>
    <style:style style:name="T20" style:family="text">
      <style:text-properties officeooo:rsid="003f42d7"/>
    </style:style>
    <style:style style:name="T21" style:family="text">
      <style:text-properties officeooo:rsid="0042fd72"/>
    </style:style>
    <style:style style:name="T22" style:family="text">
      <style:text-properties officeooo:rsid="00446194"/>
    </style:style>
    <style:style style:name="T23" style:family="text">
      <style:text-properties officeooo:rsid="004581e9"/>
    </style:style>
    <style:style style:name="T24" style:family="text">
      <style:text-properties officeooo:rsid="004b24fc"/>
    </style:style>
    <style:style style:name="T25" style:family="text">
      <style:text-properties officeooo:rsid="004e78fd"/>
    </style:style>
    <style:style style:name="T26" style:family="text">
      <style:text-properties officeooo:rsid="005017e1"/>
    </style:style>
    <style:style style:name="T27" style:family="text">
      <style:text-properties officeooo:rsid="0052ead8"/>
    </style:style>
    <style:style style:name="T28" style:family="text">
      <style:text-properties officeooo:rsid="00568ee1"/>
    </style:style>
    <style:style style:name="T29" style:family="text">
      <style:text-properties officeooo:rsid="00599417"/>
    </style:style>
    <style:style style:name="T30" style:family="text">
      <style:text-properties officeooo:rsid="005b12ad"/>
    </style:style>
    <style:style style:name="T31" style:family="text">
      <style:text-properties officeooo:rsid="005c1df3"/>
    </style:style>
    <style:style style:name="T32" style:family="text">
      <style:text-properties officeooo:rsid="005cdce4"/>
    </style:style>
    <style:style style:name="T33" style:family="text">
      <style:text-properties officeooo:rsid="006c5430"/>
    </style:style>
    <style:style style:name="T34" style:family="text">
      <style:text-properties officeooo:rsid="0075f73e"/>
    </style:style>
    <style:style style:name="T35" style:family="text">
      <style:text-properties officeooo:rsid="007e99d7"/>
    </style:style>
    <style:style style:name="T36" style:family="text">
      <style:text-properties officeooo:rsid="008374a7"/>
    </style:style>
    <style:style style:name="T37" style:family="text">
      <style:text-properties officeooo:rsid="0086064e"/>
    </style:style>
    <style:style style:name="T38" style:family="text">
      <style:text-properties officeooo:rsid="0087f532"/>
    </style:style>
    <style:style style:name="T39" style:family="text">
      <style:text-properties officeooo:rsid="008b8ad5"/>
    </style:style>
    <style:style style:name="T40" style:family="text">
      <style:text-properties officeooo:rsid="008e4f97"/>
    </style:style>
    <style:style style:name="T41" style:family="text">
      <style:text-properties officeooo:rsid="00952c80"/>
    </style:style>
    <style:style style:name="T42" style:family="text">
      <style:text-properties officeooo:rsid="00955461"/>
    </style:style>
    <style:style style:name="T43" style:family="text">
      <style:text-properties officeooo:rsid="0097e2ae"/>
    </style:style>
    <style:style style:name="T44" style:family="text">
      <style:text-properties officeooo:rsid="00993d54"/>
    </style:style>
    <style:style style:name="T45" style:family="text">
      <style:text-properties officeooo:rsid="0099f428"/>
    </style:style>
    <style:style style:name="T46" style:family="text">
      <style:text-properties officeooo:rsid="009f04d3"/>
    </style:style>
    <style:style style:name="T47" style:family="text">
      <style:text-properties fo:font-weight="bold" style:font-weight-asian="bold" style:font-weight-complex="bold"/>
    </style:style>
    <style:style style:name="T48" style:family="text">
      <style:text-properties fo:font-weight="bold" officeooo:rsid="00a19094" style:font-weight-asian="bold" style:font-weight-complex="bold"/>
    </style:style>
    <style:style style:name="T49" style:family="text">
      <style:text-properties officeooo:rsid="00a2e1fe"/>
    </style:style>
    <style:style style:name="T50" style:family="text">
      <style:text-properties officeooo:rsid="00a62658"/>
    </style:style>
    <style:style style:name="T51" style:family="text">
      <style:text-properties officeooo:rsid="00a908e3"/>
    </style:style>
    <style:style style:name="T52" style:family="text">
      <style:text-properties officeooo:rsid="00b271b8"/>
    </style:style>
    <style:style style:name="T53" style:family="text">
      <style:text-properties officeooo:rsid="00b99871"/>
    </style:style>
    <style:style style:name="T54" style:family="text">
      <style:text-properties officeooo:rsid="00baae46"/>
    </style:style>
    <style:style style:name="T55" style:family="text">
      <style:text-properties officeooo:rsid="00be68ce"/>
    </style:style>
    <style:style style:name="T56" style:family="text">
      <style:text-properties fo:font-size="10pt" style:font-size-asian="10pt" style:font-size-complex="10pt"/>
    </style:style>
    <style:style style:name="T57" style:family="text">
      <style:text-properties fo:font-size="10pt" officeooo:rsid="00c098f7" style:font-size-asian="10pt" style:font-size-complex="10pt"/>
    </style:style>
    <style:style style:name="T58" style:family="text">
      <style:text-properties fo:font-size="10pt" officeooo:rsid="00bf1358" style:font-size-asian="10pt" style:font-size-complex="10pt"/>
    </style:style>
    <style:style style:name="T59" style:family="text">
      <style:text-properties fo:font-size="10pt" officeooo:rsid="00c14db9" style:font-size-asian="10pt" style:font-size-complex="10pt"/>
    </style:style>
    <style:style style:name="T60" style:family="text">
      <style:text-properties fo:font-size="10pt" officeooo:rsid="00bf4529" style:font-size-asian="10pt" style:font-size-complex="10pt"/>
    </style:style>
    <style:style style:name="T61" style:family="text">
      <style:text-properties officeooo:rsid="00c93e11"/>
    </style:style>
    <style:style style:name="T62" style:family="text">
      <style:text-properties officeooo:rsid="00cbff07"/>
    </style:style>
    <style:style style:name="T63" style:family="text">
      <style:text-properties officeooo:rsid="00d82706"/>
    </style:style>
    <style:style style:name="T64" style:family="text">
      <style:text-properties officeooo:rsid="00d915e3"/>
    </style:style>
    <style:style style:name="T65" style:family="text">
      <style:text-properties officeooo:rsid="00da9cc8"/>
    </style:style>
    <style:style style:name="T66" style:family="text">
      <style:text-properties officeooo:rsid="00dd29c4"/>
    </style:style>
    <style:style style:name="T67" style:family="text">
      <style:text-properties officeooo:rsid="00e0393c"/>
    </style:style>
    <style:style style:name="T68" style:family="text">
      <style:text-properties officeooo:rsid="00e2bd10"/>
    </style:style>
    <style:style style:name="T69" style:family="text">
      <style:text-properties officeooo:rsid="00e6116a"/>
    </style:style>
    <style:style style:name="T70" style:family="text">
      <style:text-properties officeooo:rsid="00e7c70c"/>
    </style:style>
    <style:style style:name="T71" style:family="text">
      <style:text-properties officeooo:rsid="00e81c89"/>
    </style:style>
    <style:style style:name="T72" style:family="text">
      <style:text-properties officeooo:rsid="00ece922"/>
    </style:style>
    <style:style style:name="T73" style:family="text">
      <style:text-properties officeooo:rsid="00edecb4"/>
    </style:style>
    <style:style style:name="T74" style:family="text">
      <style:text-properties officeooo:rsid="00ef2a1e"/>
    </style:style>
    <style:style style:name="T75" style:family="text">
      <style:text-properties officeooo:rsid="00f16e97"/>
    </style:style>
    <style:style style:name="T76" style:family="text">
      <style:text-properties officeooo:rsid="00f31b71"/>
    </style:style>
    <style:style style:name="T77" style:family="text">
      <style:text-properties officeooo:rsid="00f3e75b"/>
    </style:style>
    <style:style style:name="T78" style:family="text">
      <style:text-properties officeooo:rsid="00f4e83e"/>
    </style:style>
    <style:style style:name="T79" style:family="text">
      <style:text-properties officeooo:rsid="00f76fab"/>
    </style:style>
    <style:style style:name="T80" style:family="text">
      <style:text-properties fo:font-variant="normal" fo:text-transform="none" fo:color="#141412" style:font-name="Liberation Serif" fo:font-size="9.05000019073486pt" fo:letter-spacing="normal" fo:font-style="normal" fo:font-weight="normal"/>
    </style:style>
    <style:style style:name="T81" style:family="text">
      <style:text-properties fo:font-variant="normal" fo:text-transform="none" fo:color="#141412" style:font-name="Liberation Serif" fo:font-size="9.05000019073486pt" fo:letter-spacing="normal" fo:font-style="normal" fo:font-weight="normal" officeooo:rsid="00f9cd48"/>
    </style:style>
    <style:style style:name="T82" style:family="text">
      <style:text-properties officeooo:rsid="00770869" style:font-size-asian="10pt" style:font-size-complex="10pt"/>
    </style:style>
    <style:style style:name="T83" style:family="text">
      <style:text-properties officeooo:rsid="00f892a9" style:font-size-asian="10pt" style:font-size-complex="10pt"/>
    </style:style>
    <style:style style:name="T84" style:family="text">
      <style:text-properties officeooo:rsid="0078261b" style:font-size-asian="10pt" style:font-size-complex="10pt"/>
    </style:style>
    <style:style style:name="T85" style:family="text">
      <style:text-properties officeooo:rsid="00fac75e" style:font-size-asian="10pt" style:font-size-complex="10pt"/>
    </style:style>
    <style:style style:name="T86" style:family="text">
      <style:text-properties style:font-name="Liberation Serif" officeooo:rsid="00770869" style:font-size-asian="10pt" style:font-size-complex="10pt"/>
    </style:style>
    <style:style style:name="T87" style:family="text">
      <style:text-properties officeooo:rsid="00fd70f6"/>
    </style:style>
    <style:style style:name="T88" style:family="text">
      <style:text-properties officeooo:rsid="00fd81fc"/>
    </style:style>
    <style:style style:name="T89" style:family="text">
      <style:text-properties officeooo:rsid="00fe94df"/>
    </style:style>
    <style:style style:name="T90" style:family="text">
      <style:text-properties officeooo:rsid="00fff2ae"/>
    </style:style>
    <style:style style:name="T91" style:family="text">
      <style:text-properties officeooo:rsid="010481e9"/>
    </style:style>
    <style:style style:name="T92" style:family="text">
      <style:text-properties officeooo:rsid="01058f14"/>
    </style:style>
    <style:style style:name="T93" style:family="text">
      <style:text-properties officeooo:rsid="0105e2d9"/>
    </style:style>
    <style:style style:name="T94" style:family="text">
      <style:text-properties officeooo:rsid="01079089"/>
    </style:style>
    <style:style style:name="T95" style:family="text">
      <style:text-properties officeooo:rsid="0107d9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1">Données : pérennisation, échange et standards.</text:span> </text:p>
      <text:p text:style-name="P1"/>
      <text:p text:style-name="P60">Introduction à l’archivage numérique. </text:p>
      <text:p text:style-name="P60">Stéphanie Roussel, <text:span text:style-name="T1">conservateur du patrimoine, SIAF, experte indépendante dans un cabinet de conseil. </text:span></text:p>
      <text:p text:style-name="P61"/>
      <text:p text:style-name="P62">Objectifs de la séance :</text:p>
      <text:p text:style-name="P2">→<text:span text:style-name="T63"> </text:span>Savoir ce que sont les archives numériques. </text:p>
      <text:p text:style-name="P2"><text:span text:style-name="T63">→ </text:span>Acquérir quelques notions de vocabulaire. </text:p>
      <text:p text:style-name="P2"><text:span text:style-name="T63">→ </text:span>Comprendre ce qu’est un SAE au regard des principales normes à appliquer et des bases réglementaires. </text:p>
      <text:p text:style-name="P2"><text:span text:style-name="T63">→ </text:span>Connaitre globalement l’état de l’art et du marché. </text:p>
      <text:h text:style-name="Heading_20_1" text:outline-level="1"><text:span text:style-name="T9">1</text:span><text:span text:style-name="T12">-</text:span><text:span text:style-name="T10">A</text:span><text:span text:style-name="T9">rchivages numériques : de quoi parle-t-on ?</text:span> </text:h>
      <text:p text:style-name="P3"/>
      <text:p text:style-name="P3">Code du Patrimoine, article L211-1, dé<text:span text:style-name="T64">finition</text:span> des archives, modifiée par la loi n°2016-925 du 7 juillet 2016, article 59. </text:p>
      <text:p text:style-name="P3">On a ajouté les données à la définition des archives. Ce n’était pas acquis au départ et maintenant cela devient plus courant et admis. </text:p>
      <text:p text:style-name="P6">Définition très large <text:span text:style-name="T65">des archives qui rend </text:span>les moyens <text:span text:style-name="T65">de conservation et de pérennisation</text:span> <text:span text:style-name="T65">plus </text:span>complexes. I<text:span text:style-name="T2">l</text:span> faut pouvoir tout prendre en compte dans la gestion des archives tant papier que données. </text:p>
      <text:p text:style-name="P6"/>
      <text:p text:style-name="P8">Les archives numériques sont : </text:p>
      <text:p text:style-name="P8"><text:span text:style-name="T6"><text:tab/>- </text:span>massives et difficiles à sélectionner <text:span text:style-name="T3">(on produit beaucoup mais on qualifie peu les informations : document de travail, document final, document validé)</text:span>,</text:p>
      <text:p text:style-name="P8"><text:span text:style-name="T6"><text:tab/>- </text:span>protéiformes,</text:p>
      <text:p text:style-name="P8"><text:span text:style-name="T6"><text:tab/>- </text:span>fragiles et volatiles, <text:span text:style-name="T6">on peut facilement perdre des données et ce sont des données de l’immédiat (problème de l’obsolescence rapide des programme et des formats. </text:span></text:p>
      <text:p text:style-name="P8"><text:span text:style-name="T6"><text:tab/>- </text:span>facilement modifiable<text:span text:style-name="T7">s : on peut falsifier très rapidement et facilement un fichier numérique même sans intention mauvaise. Il faut garantir l’intégrité et l’authenticité des documents et c’est très complexe pour les archivistes actuellement. </text:span></text:p>
      <text:p text:style-name="P7"/>
      <text:p text:style-name="P9">3 défis pour l’archivage numérique : </text:p>
      <text:p text:style-name="P9"><text:span text:style-name="T5"><text:tab/>→ </text:span>comment sélectionner et conse<text:span text:style-name="T4">r</text:span>ver une information fiable et de qualité ? <text:span text:style-name="T8">On ne veut pas n’importe quelle information et surtout on veut une information précise et qualifié. </text:span></text:p>
      <text:p text:style-name="P9"><text:span text:style-name="T5"><text:tab/>→ </text:span>Comment prouver la chaîne de traçabilité ? <text:span text:style-name="T8">Il faut pouvoir connaître la vie du document. </text:span></text:p>
      <text:p text:style-name="P9"><text:span text:style-name="T5"><text:tab/>→ </text:span>Comment conserver cette information sur le moyen et le long terme ? </text:p>
      <text:p text:style-name="P9"/>
      <text:p text:style-name="P10">La question de la sélection est une question de métho<text:span text:style-name="T13">do</text:span>logie et la traçabilité est une question technique ce qui rend ce champ complexe à appréhender pour les archivistes dans leur métier qui sont toujours dans la continuité avec le papier. <text:span text:style-name="T66">La traçabilité est une question technique pour des informaticiens et moins pour les archivistes.</text:span> <text:span text:style-name="T13">Les archivistes doivent comprendre les enjeux de l’archivage numérique alors même que le papier a encore une grande valeur : les administrations continuent toutes à produire des documents papier ayant une valeur et une autorité. </text:span></text:p>
      <text:p text:style-name="P3"/>
      <text:p text:style-name="P11">Document numérique = <text:span text:style-name="T67">c’est d’abord un </text:span>support <text:span text:style-name="T14">(data center, disque dur, usb etc.)</text:span> + un train binaire (<text:span text:style-name="T15">puis </text:span>des systèmes d’encodage <text:span text:style-name="T15">qui atterrisse au format et à la lisibilité du document</text:span>) + des métadonnées <text:span text:style-name="T16">(description de l’information, <text:s/>ce sont des données sur le document : technique, description, contexte etc., les métadonnées sont aussi soumises à un train binaire, leur conservation dans le temps se pose aussi comme un challenge)</text:span> + des référen<text:span text:style-name="T17">t</text:span>iels <text:span text:style-name="T18">(de format, de signature, d’algorithme, ce sont des données externes qui caractérisent nos données et savoir qui produit les référentiels et leur accessibilité dans le temps est aussi important)</text:span>. </text:p>
      <text:p text:style-name="P11"/>
      <text:p text:style-name="P12">Le contenu <text:span text:style-name="T67">des données </text:span>peut être structuré ou non. <text:span text:style-name="T19">Une information structurée se trouve dans une base de données ou une application métiers ou des dispositifs de l’administration électronique. L’information caractérisée est structurée et interrogeable par une machine (en entrant la donnée dans un tableau, une base de donnée, la machine sait interroger l’ensemble des données). On contrôle les champs des contenus structurés donc c’est plus simple à pérenniser. Le contenu structuré permet l’automatisation des données et des processus. </text:span></text:p>
      <text:p text:style-name="P12"/>
      <text:p text:style-name="P13"><text:soft-page-break/>Les contenus de bureautique, images, sons, vidéos sont non structurés et on ne peut pas qualifier une information facilement. Cela rend l’archivage extrêmement complexe. <text:span text:style-name="T68">Dans de nombreuses entreprises publiques et privées ont recourt à un GED (gestion électronique de documents) pour tenter de pallier le flou et le chaos des documents bureautiques et de donner des métadonnées simples afin de les rendre un peu plus accessibles. Mais cela ne constitue pas véritablement des données structurées. </text:span></text:p>
      <text:p text:style-name="P13"/>
      <text:p text:style-name="P14">L’archivage numérique reste : collecter, traiter, organiser → conserver de façon pérenne <text:span text:style-name="T20">→ </text:span>communiquer aux usagers et aux lecteurs. </text:p>
      <text:p text:style-name="P15">Il ne faut jamais oublier les usagers car ce sont eux qui sont les demandeurs de ces documents et l’archivage est fait en vue de la consultation des documents, <text:span text:style-name="T69">cette dernière partie est donc essentielle dans l’archivage des données. </text:span></text:p>
      <text:p text:style-name="P16">La théorie d<text:span text:style-name="T70">e l’archivage du </text:span>numérique s’est fondé sur les principes fondamentaux de l’archivage <text:span text:style-name="T70">des document papier</text:span> : les 3C <text:span text:style-name="T70">(collecter + conserver + communiquer)</text:span>. </text:p>
      <text:h text:style-name="P72" text:outline-level="1">2-Qu’est-ce qu’un système d’archivage électronique ? <text:span text:style-name="T21">(SAE).</text:span></text:h>
      <text:p text:style-name="P17"/>
      <text:p text:style-name="P18"><text:span text:style-name="T23">L</text:span>’information numérique est toujours conservé sur un support, <text:span text:style-name="T71">il faut donc le prendre en compte. </text:span></text:p>
      <text:p text:style-name="P18"/>
      <text:p text:style-name="P18">Le Système d’Archivage Electronique (SAE) est un matériel : <text:span text:style-name="T24">un server qui se trouve</text:span> <text:span text:style-name="T22">dans du matériel (une salle spéciale, un système de refroidissement, data center = salle blanche). Il faut s’intéresser aux technologies de stockage car elles sont essentielles pour les server et leur bon fonctionnement. La question des matériels est essentielle pour l’archivage électronique car elle détermine la bonne vie des données (un server mal entretenu peu entrainer une perte de données ou une dégradation des données). </text:span></text:p>
      <text:p text:style-name="P18"/>
      <text:p text:style-name="P19">Sur ces matériels, on trouve des logiciels en couche (environnement syst, base de données, logiciel de lecture, applicatif métier, etc.). <text:span text:style-name="T25">Les logiciels ne sont pas pérennes dans le temps. Et cela pose des défis pour la conservation et la communication des données à moyen et long terme. </text:span></text:p>
      <text:p text:style-name="P19"/>
      <text:p text:style-name="P20">Ensuite, on trouve des processus qui gère les procédures sur les documents et ces processus sont gérés par des acteurs <text:span text:style-name="T26">(spécialistes de format, archivistes etc.). </text:span></text:p>
      <text:p text:style-name="P20"/>
      <text:p text:style-name="P21">Le schéma est une chaîne et il faut <text:span text:style-name="T72">donc </text:span>prévoir le remplacement de<text:span text:style-name="T72">s</text:span> personnels en charge des processus car il faut des personnes derrières les machines. <text:span text:style-name="T72">Ainsi, il faut penser à confier les mots de passe à plusieurs personnes ou à former plusieurs personnes sur les SAE. </text:span></text:p>
      <text:p text:style-name="P4"/>
      <text:p text:style-name="P22">Il faut documenter tout cette chaine, c’est le socle documentaire ! Il décrit toute la chaîne <text:span text:style-name="T27">(matériels, logiciels, processus et acteurs)</text:span>, <text:span text:style-name="T73">prévoir </text:span>ce qui se passe en cas d’incident et <text:span text:style-name="T74">prévoir </text:span>l’offre de service <text:span text:style-name="T27">sur l’ensemble de la chaîne pour des utilisateurs. </text:span></text:p>
      <text:p text:style-name="P4"/>
      <text:p text:style-name="P23">Il ne faut pas oublier l’aspect « service d’archivages numériques » avec des acteurs <text:span text:style-name="T28">dans l</text:span>es SAE. <text:span text:style-name="T28">Les SAE ne se gèrent pas tout seul, il y a toujours des gens autour pour passer du système au service. Ce sont donc plus des services que des systèmes totalement automatisés. </text:span></text:p>
      <text:p text:style-name="P24"/>
      <text:p text:style-name="P25">Avec ces 4 briques (normes 4<text:span text:style-name="T44">2-</text:span>013) ont va essayer <text:span text:style-name="T31">de (pour répondre aux trois défis de l’archivage)</text:span> : </text:p>
      <text:p text:style-name="P25"><text:tab/>- capturer des info<text:span text:style-name="T30">rmations</text:span> en amont et <text:span text:style-name="T30">en </text:span>empêcher les mod<text:span text:style-name="T29">i</text:span>fications,</text:p>
      <text:p text:style-name="P25"><text:tab/>- <text:span text:style-name="T75">assurer la </text:span>traçabilité des interventions sur le systèmes,</text:p>
      <text:p text:style-name="P25"><text:tab/>- mettre en œuvre des mécanismes pour assurer la lisibilité sur le long terme des informations (migration de <text:span text:style-name="T29">formats</text:span> et de supports),</text:p>
      <text:p text:style-name="P25"><text:tab/>- retrouver, gérer et communiquer les données et les métadonnées.</text:p>
      <text:p text:style-name="P25"/>
      <text:p text:style-name="P26"><text:span text:style-name="T76">On peut également résumer cette liste de la façon suivante : i</text:span>ntégrité, pérennité, traçabilité, accès <text:span text:style-name="T32">et enfin sécurité (grand enjeu actuel et à venir, cf le RGPD européen).</text:span></text:p>
      <text:p text:style-name="P26"/>
      <text:p text:style-name="P55">Un SAE n’est pas forcement monolithique. On peut découper ces SAE en différentes briques fonctionnels. </text:p>
      <text:p text:style-name="P55">Le progiciel (qui répond à tous vos besoins <text:span text:style-name="T77">et toutes vos demandes</text:span>) n’existe pas ! La question se pose donc toujours de savoir si ont utilise un outils unique qui fait tout mais moyennement bien ou si on prends uniquement des outils très spécialisés mais qui demandent une maintenance bien plus importante et plus gourmande en personnels donc en <text:span text:style-name="T77">coput</text:span>. On peut externaliser à un tiers une partie de la chaîne. Il faut par contre toujours conservé la maîtrise et la vue globale de l’archivage <text:span text:style-name="T78">et du SAE</text:span> ! </text:p>
      <text:p text:style-name="P28">Des briques fonctionnels ou techniques peuvent être confiées à différentes organisations/outils. </text:p>
      <text:p text:style-name="P27"><text:soft-page-break/></text:p>
      <text:p text:style-name="P56">La gestion des droits et des documents peuvent être déporter du côté des producteurs ou du côté d’un système de gestion des archives. La brique d’accès peut être confiée à un outils plus générique (GED ou logiciel documentaire) et on peut externaliser la brique de stockage des données. <text:s/></text:p>
      <text:p text:style-name="P27"/>
      <text:p text:style-name="P29">La gestion des métadonnées est aussi au coeur du SAE et doit gérer différents formats de données <text:span text:style-name="T33">tels que :</text:span></text:p>
      <text:p text:style-name="P29"><text:span text:style-name="T33">→ </text:span>SEDA : entrée, </text:p>
      <text:p text:style-name="P29"><text:span text:style-name="T33">→ </text:span>EAD/EAC : descriptions de données, </text:p>
      <text:p text:style-name="P29"><text:span text:style-name="T33">→ </text:span>PREMIS : préservation, </text:p>
      <text:p text:style-name="P29"><text:span text:style-name="T33">→ </text:span>METS : empaquetage. </text:p>
      <text:p text:style-name="P29"/>
      <text:p text:style-name="P30">L’intégrité et comment la garantir ?</text:p>
      <text:p text:style-name="P30"/>
      <text:p text:style-name="P30"><text:tab/>Le principe du calcul d’empreinte. </text:p>
      <text:p text:style-name="P31">Le doc<text:span text:style-name="T79">ument</text:span> est un train binaire produit à t1 et avec conservation dans le temps on arrive à t2, le train binaire n’a pas été modifié, donc le fichier est intègre. <text:span text:style-name="T34">Si on modifie le train binaire entre t1 et t2 alors le fichier n’est plus intègre. </text:span></text:p>
      <text:p text:style-name="P31"/>
      <text:p text:style-name="P70"><text:span text:style-name="T82">Pour vérifier cette intégrité, on utilise une empreinte </text:span><text:span text:style-name="T83">créée </text:span><text:span text:style-name="T82">via un algorithme de ca</text:span><text:span text:style-name="T86">lcul (</text:span><text:span text:style-name="T80">MD5, SHA, CRC32, Adler32, GOST, RIPEMD, TIGER</text:span><text:span text:style-name="T81">)</text:span><text:span text:style-name="T82"> qui crée une empreinte unique et que l’on peut vérifier. </text:span><text:span text:style-name="T84">On peut comparer les empreintes à différentes dates et ainsi s’assurer de l’intégrité du document. Les empreintes sont prises très régulièrement et c’est la première chose que l’on fait sur un document à son entrée </text:span><text:span text:style-name="T85">dans un SAE</text:span><text:span text:style-name="T84"> : créer une empreinte qui sera intégrée à une base de données que l’on pourra interroger. </text:span></text:p>
      <text:p text:style-name="P32"/>
      <text:p text:style-name="P33">Il y a une veille sur ces algorithme<text:span text:style-name="T35">s qui sont fréquemment cassées et il faut aussi les vérifier régulièrement pour ne pas avoir deux fois la même empreinte sur deux documents (un algorithme d’empreinte arrive vite à ses limites en raison des grands nombres de données qu’on lui donne à traiter). Les empreintes permettent aussi dans une certaine mesure de vérifier <text:s/>que les documents ne se sont pas dégradés. En effet, si entre t1 et t2, l’empreinte change, cela signifie que le train de bit a été modifié. Or pour le modifié, il existe plusieurs possibilités : la modification manuelle (quelle soit honnête ou malhonnête) et la modification liée à la dégradation de du support. Dans ce dernier cas, il faut procéder à une migration du support avant que sa détérioration n’entraine une perte complète des données. </text:span></text:p>
      <text:p text:style-name="P33"/>
      <text:p text:style-name="P67"><text:tab/>La question de la traçabilité. </text:p>
      <text:p text:style-name="P67">On veut de la garantie et de la doc<text:span text:style-name="T87">umentation</text:span> sur tout ce qui va arriver dans le système <text:span text:style-name="T87">et sur la vie du SAE</text:span>. On veut s’assurer de la non-modification des empreintes, <text:span text:style-name="T88">de</text:span> la pérennité des documents (les migrations de formats change le train de bit et il faut changer les empreintes). I<text:span text:style-name="T88">l </text:span>faut aussi connaître tout ce qu’on fait sur le document dans les différentes phase<text:span text:style-name="T89">s</text:span> de sa vie. </text:p>
      <text:p text:style-name="P34"/>
      <text:p text:style-name="P34"><text:span text:style-name="T90">→ </text:span>Journalisation : tout ce qui se passe dans le système est écrit dans le « journal », un fichier spécifique. <text:span text:style-name="T36">Le journal du SAE est lisible en clair, exportable du système, il doit être exploitable en cas de problème sur le server. La journalisation est absolument fondamentale ! On conserve plus de journaux (en terme de volume) que de document dans les SAE. </text:span></text:p>
      <text:p text:style-name="P34"/>
      <text:p text:style-name="P35"><text:span text:style-name="T37">La norme </text:span>4<text:span text:style-name="T45">2-</text:span>013 demande <text:span text:style-name="T37">la mise en place de </text:span>2 journaux, un pour le document d’archive en lui même : c’est un journal de cycle de vie et un journal de système. <text:span text:style-name="T38">Les journaux sont aussi modifiables et contre cela ont met en place le chaînage des journaux : toutes les 24h, ont clos le journal, on prend son empreinte et on l’inscrit dans le journal du jour suivant. On archive ces journaux comme des documents dans le SAE pour les protéger dans le temps. </text:span></text:p>
      <text:p text:style-name="P36"/>
      <text:p text:style-name="P69"><text:tab/>Norme OAIS et le long terme (pérennité). </text:p>
      <text:p text:style-name="P69"><text:span text:style-name="T39">Le long terme dans cette norme est un temps suffisamment long pour que les changements technologiques empêche la lisibilité du document. Le long terme technologique est donc plus court que le long termes des archives papier, ici il ne va pas au-delà de la trentaine d’années. </text:span></text:p>
      <text:p text:style-name="P37"/>
      <text:p text:style-name="P38">La question de la lisibilité des formats dans le temps est également essentielle car les spécifications d’un format sont identifiables dans <text:span text:style-name="T91">d</text:span>es bases : vérifier qu’un .pdf est bien un fichier pdf. <text:span text:style-name="T40">On peut également contrôler la conformité du format : c’est la validation du format. </text:span></text:p>
      <text:p text:style-name="P39">Dans le SAE, on met en place une veille sur les formats pour prévoir l’obsolescence d<text:span text:style-name="T92">e ces derniers </text:span>et donc prévoir la conversion des fichiers. Convertir les fichiers en masse pose la question du contrôle de ces masses, on peut aussi perdre les formules dans certains documents e<text:span text:style-name="T93">xc</text:span>el etc. </text:p>
      <text:p text:style-name="P39"/>
      <text:p text:style-name="P40">Le rôle du SAE dans la pérennisation est essentiel puisqu’il doit assurer la communication aux lecteurs.</text:p>
      <text:p text:style-name="P4"/>
      <text:h text:style-name="Heading_20_1" text:outline-level="1"><text:soft-page-break/><text:span text:style-name="T9">3-Bases normatives.</text:span> </text:h>
      <text:p text:style-name="P3"/>
      <text:p text:style-name="P41">Textes nombreux, pas toujours bien articulés entre eux et écrits avec différents points de vue. Ces normes doivent faire le consensus entre différents acteurs. <text:span text:style-name="T41">Les normes ne sont pas des manuels utilisateurs mais elles donnent des concepts pour concevoir les systèmes et les comprendre. </text:span></text:p>
      <text:p text:style-name="P42">Le vocabulaire des normes est spécifique à chaque norme et cela peut introduire des <text:span text:style-name="T42">ambiguïtés.</text:span></text:p>
      <text:p text:style-name="P42"><text:span text:style-name="T42">Les normes se font à différents niveaux : services, produits etc. </text:span><text:s/></text:p>
      <text:p text:style-name="P43">Ce sont des docume<text:span text:style-name="T43">nt</text:span>s qui évoluent dans le temps, il faut donc se tenir à jour. </text:p>
      <text:p text:style-name="P44">Les normes peuvent concerner des domaines connexes : qualité, sécurité, format, numérisation, métadonnées etc. </text:p>
      <text:p text:style-name="P3"/>
      <text:p text:style-name="P45">Records management : ISO 15 489 et NF Z 30 300 et 301 (produire et collecter des documents de qualité<text:span text:style-name="T94">)</text:span>.</text:p>
      <text:p text:style-name="P45">Numérisation fidèle : Z 42-026. </text:p>
      <text:p text:style-name="P45"><text:span text:style-name="T46">P</text:span>érennisation : <text:span text:style-name="T47">ISO 14 721 (OAIS à </text:span><text:span text:style-name="T48">lire</text:span><text:span text:style-name="T47">)</text:span> et normes de formats (PDF/A…).</text:p>
      <text:p text:style-name="P45">Standards de métadonnées : <text:span text:style-name="T47">SEDA</text:span>, PREMIS, METS, ISAD-G, ISAAR-CPF.</text:p>
      <text:p text:style-name="P45">Archivage à valeur probante : <text:span text:style-name="T47">Z 42-013</text:span> et Z 42-020. </text:p>
      <text:p text:style-name="P45"/>
      <text:p text:style-name="P46">OAIS <text:span text:style-name="T50">(Open Archival Information System)</text:span> : <text:span text:style-name="T49">définit un vocabulaire et un modèle fonctionnel comprenant des acteurs et des processus. Norme qui vient de l’aérospatial (dans les années 80, on se rend compte qu’on ne peut plus lire les données des premiers voyages spatiaux et il faut trouver une solution). La norme est indépendante et applicable à la plus large gamme de communauté métiers et archives. </text:span></text:p>
      <text:p text:style-name="P46"/>
      <text:p text:style-name="P47">Producteur envoie des SIP (Submission information package) à Archives qui crée des AIP (Archival information package) et Archive les livres aux utilisateurs sous la forme DIP (Dissemination information package). <text:span text:style-name="T51">Et on trouve des fonctionnalités : planification de la pérennisation entrées, stockage, accès, et administration pour l’ensemble de l’écosystème.</text:span></text:p>
      <text:p text:style-name="P47"/>
      <text:p text:style-name="P57">Norme 42-013 : série de mesures techniques et organisationnelles. Elle donne une conception du système jusqu’à l’audit et elle permet la certification (certification 421). On y trouve la journalisation, empreinte, traçabilité, tiers-archivages (recommandations), maintenance etc. On insiste sur la documentation des procédures. </text:p>
      <text:p text:style-name="P47"/>
      <text:p text:style-name="P48">SEDA : les acteurs sont plus nombreux que dans OAIS et il donne un standard d’échange pour que le SAE dialogue avec le reste du système d’information. <text:span text:style-name="T52">On trouve aussi une modélisation du transfert des métadonnées. </text:span></text:p>
      <text:p text:style-name="P47"/>
      <text:h text:style-name="P71" text:outline-level="1">4-<text:span text:style-name="T54">E</text:span>tat du marché.</text:h>
      <text:p text:style-name="P3"/>
      <text:p text:style-name="P49">Le SAE est dans un système d’information et il faut donc penser aux applications métiers/outils producteur, gestion électronique de documents/courriers <text:span text:style-name="T53">(GED)</text:span>, coffre-fort, système d’archivage électronique, outils associés aux SAE <text:span text:style-name="T55">(gérer les formats etc)</text:span>. </text:p>
      <text:p text:style-name="P5"/>
      <text:p text:style-name="P53"><text:span text:style-name="T57">Exemple de logiciel open source du domaine publique : </text:span><text:span text:style-name="T58">AS</text:span><text:span text:style-name="T59">A</text:span><text:span text:style-name="T58">LAE, Vitam (inter-ministériel) et Maarch</text:span><text:span text:style-name="T60">-RM. </text:span></text:p>
      <text:p text:style-name="P54"><text:span text:style-name="T60">L</text:span><text:span text:style-name="T56">es services de tiers-archivages : docArkhinéo, Locarchives, Docapost, Novarchive, Api, Wordline, Archiland, Sictiam etc. </text:span></text:p>
      <text:p text:style-name="P58"/>
      <text:p text:style-name="P59">Vitam : programme inter-ministériel qui vise à développer un logiciel pour les ministères. ADAMANT pour les AN, SAPHIR pour les Affaires étrangères et ARCHIPEL pour le ministère des Armées. <text:span text:style-name="T95">Ces trois derniers sont des déclinaisons de Vitam pour différentes institutions. </text:span></text:p>
      <text:p text:style-name="P5"/>
      <text:h text:style-name="Heading_20_1" text:outline-level="1"><text:span text:style-name="T9">5-projet d’archivage numérique.</text:span> </text:h>
      <text:p text:style-name="P50">Matrice cadastrale numérique. Document qui récapitule pour chaque propriétaire les biens qu’il possède dans une commune avec une description et une évaluation de chaque bien. <text:span text:style-name="T61">C’est un document fiscal pour le prélèvement de l’impôt foncier. Uniquement numérique depuis 2004 en 6 fichiers sources (encodés en ASCII). </text:span></text:p>
      <text:p text:style-name="P51">En 2010, on a un risque très fort de perte de données car les services fiscaux n’ont besoin que de 2 années en mémoire pour gérer toutes les affaires. Il y a donc une collecte en urgence des AN pour les fichiers sources. <text:span text:style-name="T62">Il faut comprendre les données, les reconstituer et redonner une documentation complète. On a convertie les données sur le format SIARD et développement d’un outil de consultation des archives. </text:span></text:p>
      <text:p text:style-name="P52"><text:a xlink:type="simple" xlink:href="mailto:stephanie.roussel@mintika.fr" text:style-name="Internet_20_link" text:visited-style-name="Visited_20_Internet_20_Link">stephanie.roussel@mintika.fr</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09:01:57.384200208</meta:creation-date>
    <dc:date>2018-10-02T19:03:23.120648620</dc:date>
    <meta:editing-duration>PT3H46M41S</meta:editing-duration>
    <meta:editing-cycles>211</meta:editing-cycles>
    <meta:generator>LibreOffice/5.3.7.2$MacOSX_X86_64 LibreOffice_project/6b8ed514a9f8b44d37a1b96673cbbdd077e24059</meta:generator>
    <meta:document-statistic meta:table-count="0" meta:image-count="0" meta:object-count="0" meta:page-count="4" meta:paragraph-count="89" meta:word-count="2584" meta:character-count="16178" meta:non-whitespace-character-count="13594"/>
  </office:meta>
</office:document-meta>
</file>